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0b7bd1" officeooo:paragraph-rsid="000b7bd1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fcb75" officeooo:paragraph-rsid="000fcb75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deebd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deebd" officeooo:paragraph-rsid="000deebd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123c85" officeooo:paragraph-rsid="00123c85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0c7d02" officeooo:paragraph-rsid="000deebd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b100f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1b100f" officeooo:paragraph-rsid="001b100f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1b4be6" officeooo:paragraph-rsid="001b4be6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 style:list-style-name="L1">
      <style:text-properties style:font-name="Garamond" fo:font-size="16pt" fo:language="fr" fo:country="FR" fo:font-weight="bold" officeooo:rsid="000c7d02" officeooo:paragraph-rsid="000c7d0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 style:list-style-name="L1">
      <style:text-properties style:font-name="Garamond" fo:font-size="16pt" fo:language="fr" fo:country="FR" fo:font-weight="bold" officeooo:rsid="001b100f" officeooo:paragraph-rsid="001b100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1" style:family="paragraph" style:parent-style-name="Standard" style:list-style-name="L1">
      <style:text-properties style:font-name="Garamond" fo:font-size="16pt" fo:language="fr" fo:country="FR" officeooo:rsid="000c7d02" officeooo:paragraph-rsid="0013e51c" style:font-size-asian="16pt" style:language-asian="zxx" style:country-asian="none" style:font-size-complex="16pt" style:language-complex="zxx" style:country-complex="none"/>
    </style:style>
    <style:style style:name="T1" style:family="text">
      <style:text-properties officeooo:rsid="000deebd"/>
    </style:style>
    <style:style style:name="T2" style:family="text">
      <style:text-properties officeooo:rsid="000fcb75"/>
    </style:style>
    <style:style style:name="T3" style:family="text">
      <style:text-properties officeooo:rsid="00123c85"/>
    </style:style>
    <style:style style:name="T4" style:family="text">
      <style:text-properties officeooo:rsid="0013e51c"/>
    </style:style>
    <style:style style:name="T5" style:family="text">
      <style:text-properties officeooo:rsid="001eadf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litique des colonies</text:p>
      <text:p text:style-name="P3"/>
      <text:list xml:id="list1119221240" text:style-name="L1">
        <text:list-item>
          <text:p text:style-name="P19">Fondation</text:p>
        </text:list-item>
      </text:list>
      <text:p text:style-name="P2"/>
      <text:p text:style-name="P14">Lorsqu'une planète est colonisée, la première ville est nommé capitale.</text:p>
      <text:p text:style-name="P12">L'Union y affecte un Pionnier et son équipe afin de préparer l'arrivée des colons.</text:p>
      <text:p text:style-name="P12">Lorsque les colons sont <text:span text:style-name="T2">suffisamment</text:span> nombreux pour avoir une <text:span text:style-name="T2">société</text:span> stable, le Pionnier doit désigner ou faire désigner un <text:span text:style-name="T1">gouvernement</text:span>.</text:p>
      <text:p text:style-name="P13">Le <text:span text:style-name="T1">gouvernement</text:span> prend alors le contrôle de la colonie, et le Pionnier peut retourner à ses occupations.</text:p>
      <text:p text:style-name="P6"/>
      <text:p text:style-name="P6"/>
      <text:list xml:id="list162758617338531" text:continue-numbering="true" text:style-name="L1">
        <text:list-item>
          <text:p text:style-name="P19">Politique locale</text:p>
        </text:list-item>
      </text:list>
      <text:p text:style-name="P11"/>
      <text:p text:style-name="P7">Chaque <text:span text:style-name="T1">gouvernement</text:span> de chaque colonie est libre d'appliquer n'importe quel<text:span text:style-name="T5">le</text:span> forme de politique locale à deux conditions:</text:p>
      <text:p text:style-name="P6">- Tout citoyen doit être libre de pouvoir quitter la colonie avec ses biens en toute sécurité.</text:p>
      <text:p text:style-name="P6">- Aucune loi ne pourra outrepasser le Code Civil d'Alcor (CCA).</text:p>
      <text:p text:style-name="P6"/>
      <text:p text:style-name="P6">Chaque colonie peut donc avoir un système politique différent, et quand bien même les <text:span text:style-name="T1">démocraties sont les plus rependues, il existe aussi des aristocraties, oligarchies, etc.</text:span></text:p>
      <text:p text:style-name="P8">Chaque gouvernement est en charge de la gestion de toute la colonie, s'il y a plusieurs villes, elles sont sous l'autorité de la capitale.</text:p>
      <text:p text:style-name="P8">Ainsi, chaque transaction interne à la colonie est géré par le gouvernement qui peut même créer sa propre monnaie et établir les valeurs marchande<text:span text:style-name="T3">s</text:span> de tout produit.</text:p>
      <text:p text:style-name="P8">En <text:span text:style-name="T2">revanche</text:span>, dès qu'un objet entre ou sort de la colonie, il est régie par les lois commerciales de la Guilde.</text:p>
      <text:p text:style-name="P8"/>
      <text:p text:style-name="P8">De même, le gouvernement est en charge de la "police", ou sécurité intérieur<text:span text:style-name="T5">e</text:span>, <text:span text:style-name="T2">mais cette force doit opérer dans le respect du CCA et uniquement localement.</text:span></text:p>
      <text:p text:style-name="P5">Les forces de police ont une autorité limité<text:span text:style-name="T5">e</text:span> à leur planète, voir<text:span text:style-name="T5">e</text:span> système si accord avec d'autres colonies. </text:p>
      <text:p text:style-name="P5">Autrement, et en toute<text:span text:style-name="T5">s</text:span> circonstance<text:span text:style-name="T5">s</text:span>, ces forces son<text:span text:style-name="T5">t</text:span> considérées comme civils par l'Alliance.</text:p>
      <text:p text:style-name="P5"/>
      <text:p text:style-name="P9">Chaque ville se doit de fournir au moins <text:span text:style-name="T4">six </text:span>bâtiments essentiels avant de pouvoir recevoir des colons en masse :</text:p>
      <text:p text:style-name="P9">- Siège local du gouvernement planétaire</text:p>
      <text:p text:style-name="P9">- <text:span text:style-name="T4">Garnison</text:span> de l’Alliance comportant une réserve de matériel</text:p>
      <text:p text:style-name="P9">- Centre de transit de l’Union avec une zone de débarquement</text:p>
      <text:p text:style-name="P9">- <text:span text:style-name="T4">Poste de la Guilde pour les échanges extra-planétaire</text:span></text:p>
      <text:p text:style-name="P9">- Bureau du Consortium dont le tableau des missions <text:span text:style-name="T4">et un terminal</text:span></text:p>
      <text:p text:style-name="P10">- Tribunal d’Alcor responsable de la justice</text:p>
      <text:list xml:id="list162757891796869" text:continue-numbering="true" text:style-name="L1">
        <text:list-header>
          <text:p text:style-name="P21"/>
        </text:list-header>
        <text:list-item>
          <text:p text:style-name="P20"><text:soft-page-break/>Population</text:p>
        </text:list-item>
      </text:list>
      <text:p text:style-name="P15"/>
      <text:p text:style-name="P17">Lorsqu’un premier gouvernement se met en place dans une colonie, l’Union ajoute cette destination à tous les colons potentiels.</text:p>
      <text:p text:style-name="P17">Il y est décrit le système politique à venir, la distance de la colonie avec les grands spatioports des environs, et l’indice de viabilité de la planète.</text:p>
      <text:p text:style-name="P18"/>
      <text:p text:style-name="P18"><text:a xlink:type="simple" xlink:href="https://drive.google.com/file/d/1p2kyldnFX5Blm1_XmpCzqpxCxiVD2Zna/view?usp=sharing" text:style-name="Internet_20_link" text:visited-style-name="Visited_20_Internet_20_Link">L’indice de viabilité</text:a> détermine le nombre d’habitants possible par colonie et les infrastructures nécessaire<text:span text:style-name="T5">s</text:span> à son fonctionnement.</text:p>
      <text:p text:style-name="P18"/>
      <text:p text:style-name="P17"/>
      <text:p text:style-name="P17"/>
      <text:list xml:id="list162758503587871" text:continue-numbering="true" text:style-name="L1">
        <text:list-item>
          <text:p text:style-name="P20">Justice</text:p>
        </text:list-item>
      </text:list>
      <text:p text:style-name="P16"/>
      <text:p text:style-name="P17">Toutes les affaires judiciaires sont appliqué<text:span text:style-name="T5">e</text:span>s par le Tribunal.</text:p>
      <text:p text:style-name="P17">Chaque procès est dirigé par un juge appliquant le CCA, et un adjoint appliquant les lois locales.</text:p>
      <text:p text:style-name="P18">Pour plus de détails, voir le <text:a xlink:type="simple" xlink:href="https://drive.google.com/file/d/1sD5AbEIHvpNEW0JjRy4ITqfXb28_Tclk/view?usp=sharing" text:style-name="Internet_20_link" text:visited-style-name="Visited_20_Internet_20_Link">Tribunal d’Alcor</text:a>.</text:p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Orion le MJ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31S</meta:editing-duration>
    <meta:editing-cycles>13</meta:editing-cycles>
    <meta:generator>LibreOffice/6.0.2.1$Windows_X86_64 LibreOffice_project/f7f06a8f319e4b62f9bc5095aa112a65d2f3ac89</meta:generator>
    <dc:date>2018-04-06T16:27:56.752000000</dc:date>
    <meta:document-statistic meta:table-count="0" meta:image-count="0" meta:object-count="0" meta:page-count="2" meta:paragraph-count="33" meta:word-count="451" meta:character-count="2774" meta:non-whitespace-character-count="2359"/>
    <meta:user-defined meta:name="Info 1"/>
    <meta:user-defined meta:name="Info 2"/>
    <meta:user-defined meta:name="Info 3"/>
    <meta:user-defined meta:name="Info 4"/>
  </office:meta>
</office:document-meta>
</file>